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style:text-autospace="none"/>
      <style:text-properties fo:color="#008000" style:font-name="Courier New" fo:font-size="14pt" fo:language="en" fo:country="US" style:font-size-asian="14pt" style:language-asian="ru" style:country-asian="RU" style:font-name-complex="Courier New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style:text-autospace="none"/>
      <style:text-properties fo:color="#008000" style:font-name="Courier New" fo:font-size="14pt" fo:language="en" fo:country="US" officeooo:paragraph-rsid="00284a79" style:font-size-asian="14pt" style:language-asian="ru" style:country-asian="RU" style:font-name-complex="Courier New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cm" style:contextual-spacing="false" fo:line-height="100%" style:text-autospace="none"/>
      <style:text-properties fo:font-size="14pt" style:font-size-asian="14pt" style:font-size-complex="14pt"/>
    </style:style>
    <style:style style:name="P5" style:family="paragraph" style:parent-style-name="Preformatted_20_Text">
      <style:text-properties fo:color="#6600ff" fo:font-size="14pt" fo:font-weight="bold" officeooo:paragraph-rsid="001274f2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00cc00" fo:font-size="14pt" style:font-size-asian="14pt" style:font-size-complex="14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669900" fo:font-size="14pt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fo:font-size="14pt" style:font-size-asian="14pt" style:font-size-complex="14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officeooo:paragraph-rsid="0029d1b1" style:font-size-asian="11pt" style:font-size-complex="11pt"/>
    </style:style>
    <style:style style:name="P12" style:family="paragraph" style:parent-style-name="Standard">
      <style:text-properties fo:color="#00cc00" fo:font-size="14pt" style:font-size-asian="14pt" style:font-size-complex="14pt"/>
    </style:style>
    <style:style style:name="P13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14" style:family="paragraph" style:parent-style-name="List_20_Paragraph" style:list-style-name="WW8Num1">
      <style:text-properties fo:font-size="14pt" officeooo:paragraph-rsid="0021fc82" style:font-size-asian="14pt" style:font-size-complex="14pt"/>
    </style:style>
    <style:style style:name="P15" style:family="paragraph" style:parent-style-name="Heading_20_2">
      <style:text-properties fo:color="#0066ff"/>
    </style:style>
    <style:style style:name="P16" style:family="paragraph" style:parent-style-name="Heading_20_1">
      <style:text-properties fo:color="#6600ff"/>
    </style:style>
    <style:style style:name="P17" style:family="paragraph" style:parent-style-name="Heading_20_1">
      <style:text-properties fo:color="#6600ff" officeooo:paragraph-rsid="0015685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f136"/>
    </style:style>
    <style:style style:name="T3" style:family="text">
      <style:text-properties fo:language="en" fo:country="US" officeooo:rsid="002a7c10"/>
    </style:style>
    <style:style style:name="T4" style:family="text">
      <style:text-properties fo:color="#008000"/>
    </style:style>
    <style:style style:name="T5" style:family="text">
      <style:text-properties fo:color="#008000" style:font-name="Courier New" style:language-asian="ru" style:country-asian="RU" style:font-name-complex="Courier New"/>
    </style:style>
    <style:style style:name="T6" style:family="text">
      <style:text-properties fo:color="#008000" style:font-name="Courier New" officeooo:rsid="0024a27e" style:language-asian="ru" style:country-asian="RU" style:font-name-complex="Courier New"/>
    </style:style>
    <style:style style:name="T7" style:family="text">
      <style:text-properties fo:color="#008000" style:font-name="Courier New" fo:language="en" fo:country="US" style:language-asian="ru" style:country-asian="RU" style:font-name-complex="Courier New"/>
    </style:style>
    <style:style style:name="T8" style:family="text">
      <style:text-properties fo:color="#008000" style:font-name="Courier New" fo:language="en" fo:country="US" officeooo:rsid="00156858" style:language-asian="ru" style:country-asian="RU" style:font-name-complex="Courier New"/>
    </style:style>
    <style:style style:name="T9" style:family="text">
      <style:text-properties fo:color="#008000" style:font-name="Courier New" fo:language="en" fo:country="US" officeooo:rsid="00162924" style:language-asian="ru" style:country-asian="RU" style:font-name-complex="Courier New"/>
    </style:style>
    <style:style style:name="T10" style:family="text">
      <style:text-properties fo:color="#000080"/>
    </style:style>
    <style:style style:name="T11" style:family="text">
      <style:text-properties fo:color="#000080" style:font-name="Courier New" style:language-asian="ru" style:country-asian="RU" style:font-name-complex="Courier New"/>
    </style:style>
    <style:style style:name="T12" style:family="text">
      <style:text-properties fo:color="#c0c0c0"/>
    </style:style>
    <style:style style:name="T13" style:family="text">
      <style:text-properties fo:color="#c0c0c0" style:font-name="Courier New" style:language-asian="ru" style:country-asian="RU" style:font-name-complex="Courier New"/>
    </style:style>
    <style:style style:name="T14" style:family="text">
      <style:text-properties fo:color="#808000"/>
    </style:style>
    <style:style style:name="T15" style:family="text">
      <style:text-properties fo:color="#000000"/>
    </style:style>
    <style:style style:name="T16" style:family="text">
      <style:text-properties officeooo:rsid="0017937b"/>
    </style:style>
    <style:style style:name="T17" style:family="text">
      <style:text-properties officeooo:rsid="00184b31"/>
    </style:style>
    <style:style style:name="T18" style:family="text">
      <style:text-properties officeooo:rsid="0018d87b"/>
    </style:style>
    <style:style style:name="T19" style:family="text">
      <style:text-properties officeooo:rsid="001baecf"/>
    </style:style>
    <style:style style:name="T20" style:family="text">
      <style:text-properties officeooo:rsid="001c2c7c"/>
    </style:style>
    <style:style style:name="T21" style:family="text">
      <style:text-properties officeooo:rsid="001c71ba"/>
    </style:style>
    <style:style style:name="T22" style:family="text">
      <style:text-properties fo:color="#6600ff"/>
    </style:style>
    <style:style style:name="T23" style:family="text">
      <style:text-properties fo:color="#6600ff" fo:font-size="14pt" style:font-size-asian="14pt" style:font-size-complex="14pt"/>
    </style:style>
    <style:style style:name="T24" style:family="text">
      <style:text-properties fo:color="#6600ff" fo:font-size="14pt" officeooo:rsid="0018fa6f" style:font-size-asian="14pt" style:font-size-complex="14pt"/>
    </style:style>
    <style:style style:name="T25" style:family="text">
      <style:text-properties officeooo:rsid="00259c1d"/>
    </style:style>
    <style:style style:name="T26" style:family="text">
      <style:text-properties officeooo:rsid="00265c2d"/>
    </style:style>
    <style:style style:name="T27" style:family="text">
      <style:text-properties officeooo:rsid="00284a79"/>
    </style:style>
    <style:style style:name="T28" style:family="text">
      <style:text-properties officeooo:rsid="0029d1b1"/>
    </style:style>
    <style:style style:name="T29" style:family="text">
      <style:text-properties officeooo:rsid="002e4641"/>
    </style:style>
    <style:style style:name="T30" style:family="text">
      <style:text-properties officeooo:rsid="002ffd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Учебный курс: <text:span text:style-name="T21">Основы программирования</text:span></text:p>
      <text:p text:style-name="P10">Кафедра: ИС Факультет: ИТиП</text:p>
      <text:p text:style-name="P11">Лабораторная работа №<text:span text:style-name="T28">3</text:span>. <text:span text:style-name="T20">Представление чисел в различных системах счисления и битовые операции.</text:span></text:p>
      <text:p text:style-name="P10">Выполнил: <text:span text:style-name="T29">Иванов И.И. </text:span><text:s/>Группа: <text:span text:style-name="T19">15xx</text:span></text:p>
      <text:p text:style-name="P10">Преподаватель: <text:span text:style-name="T19">Повышев В.В.</text:span></text:p>
      <text:h text:style-name="Heading_20_1" text:outline-level="1"><text:span text:style-name="T22">З</text:span><text:span text:style-name="T23">адани</text:span><text:span text:style-name="T24">я</text:span></text:h>
      <text:list xml:id="list5613823400896049104" text:style-name="WW8Num1">
        <text:list-item>
          <text:p text:style-name="P14">Запросите с консоли целое число в указанной системе счисления.</text:p>
        </text:list-item>
        <text:list-item>
          <text:p text:style-name="P14">Выведите на консоль введённое число в указанной системе счисления.</text:p>
        </text:list-item>
        <text:list-item>
          <text:p text:style-name="P14">Выведите на консоль введённое в задании 1 8-ричной системе счисления, а также это же число в той же системе счисления, но сдвинутое влево/вправо на указанное число бит.</text:p>
        </text:list-item>
        <text:list-item>
          <text:p text:style-name="P14">Выведите на консоль введённое в задании 1 число в 16-ричной или 8-ричной системе счисления (согласно заданию 3), а также это же число в той же системе счисления после применения к нему битовой операции отрицания.</text:p>
          <text:p text:style-name="P14">Введите с консоли целое число в системе счисления, указанной в задании 3. Выведите на консоль результат указанной битовой операции (и, или, исключающее или) введённого числа и числа, введённого в задании 1 в системе счисления, указанной в задании 3.</text:p>
        </text:list-item>
      </text:list>
      <text:h text:style-name="P16" text:outline-level="1">Входные данные</text:h>
      <text:p text:style-name="P12">0</text:p>
      <text:p text:style-name="P12">0x100</text:p>
      <text:h text:style-name="P17" text:outline-level="1">Выходные данные</text:h>
      <text:h text:style-name="P15" text:outline-level="2">Консоль</text:h>
      <text:p text:style-name="P12">True</text:p>
      <text:p text:style-name="P6">Input a number &gt; 100 in hex:</text:p>
      <text:p text:style-name="P6">bit = 0</text:p>
      <text:p text:style-name="P5"><text:soft-page-break/>Исходный текст</text:p>
      <text:h text:style-name="P15" text:outline-level="2">Файл <text:span text:style-name="T3">lab_3</text:span>.<text:span text:style-name="T1">c</text:span><text:span text:style-name="T2">pp</text:span></text:h>
      <text:p text:style-name="P3"><text:span text:style-name="T7">// Course: </text:span><text:span text:style-name="T8">F</text:span><text:span text:style-name="T9">ou</text:span><text:span text:style-name="T8">ndation of programming</text:span><text:span text:style-name="T7"> (C)</text:span></text:p>
      <text:p text:style-name="P2">// Lab <text:span text:style-name="T27">3</text:span>. <text:span text:style-name="T16">Представление чисел в различных системах счисления и битовые операции.</text:span></text:p>
      <text:p text:style-name="P1">// Student: <text:span text:style-name="T30">Ivanov I.I.</text:span> Group: <text:span text:style-name="T17">15xx</text:span></text:p>
      <text:p text:style-name="P1">// Teacher: <text:span text:style-name="T17">Povyshev</text:span> <text:span text:style-name="T17">V</text:span>.<text:span text:style-name="T17">V</text:span>.</text:p>
      <text:p text:style-name="P1">// Created <text:span text:style-name="T26">18</text:span>.09.20<text:span text:style-name="T18">13</text:span> Modified: <text:span text:style-name="T26">18</text:span>.09.20<text:span text:style-name="T18">13</text:span></text:p>
      <text:p text:style-name="P1">// Description: Program entry point.</text:p>
      <text:p text:style-name="P1"/>
      <text:p text:style-name="P4"><text:span text:style-name="T11">#include</text:span><text:span text:style-name="T13"> </text:span><text:span text:style-name="T5">&lt;stdio.h&gt;</text:span></text:p>
      <text:p text:style-name="P4"><text:span text:style-name="T5">//</text:span><text:span text:style-name="T6">=================== function main ===========================</text:span></text:p>
      <text:p text:style-name="P9"><text:span text:style-name="T14">int</text:span><text:span text:style-name="T12"> </text:span><text:span text:style-name="T15">main(){</text:span></text:p>
      <text:p text:style-name="P9"><text:span text:style-name="T12"><text:s text:c="4"/></text:span><text:span text:style-name="T14">int</text:span><text:span text:style-name="T12"> </text:span><text:span text:style-name="T15">a,b;</text:span></text:p>
      <text:p text:style-name="P9"><text:span text:style-name="T12"><text:s text:c="4"/></text:span><text:span text:style-name="T15">printf(</text:span><text:span text:style-name="T4">"Enter</text:span><text:span text:style-name="T12"> </text:span><text:span text:style-name="T4">a</text:span><text:span text:style-name="T12"> </text:span><text:span text:style-name="T4">number(in</text:span><text:span text:style-name="T12"> </text:span><text:span text:style-name="T4">hex(0x100,</text:span><text:span text:style-name="T12"> </text:span><text:span text:style-name="T4">etc),</text:span><text:span text:style-name="T12"> </text:span><text:span text:style-name="T4">16-based</text:span><text:span text:style-name="T12"> </text:span><text:span text:style-name="T4">numeric</text:span><text:span text:style-name="T12"> </text:span><text:span text:style-name="T4">system):\n"</text:span><text:span text:style-name="T15">);</text:span></text:p>
      <text:p text:style-name="P9"><text:span text:style-name="T12"><text:s text:c="4"/></text:span><text:span text:style-name="T15">scanf(</text:span><text:span text:style-name="T4">"%x"</text:span><text:span text:style-name="T15">,</text:span><text:span text:style-name="T12"> </text:span><text:span text:style-name="T15">&amp;a);</text:span><text:span text:style-name="T4">//</text:span><text:span text:style-name="T12"> </text:span><text:span text:style-name="T4">получаем</text:span><text:span text:style-name="T12"> </text:span><text:span text:style-name="T4">число</text:span></text:p>
      <text:p text:style-name="P9"><text:span text:style-name="T12"><text:s text:c="4"/></text:span><text:span text:style-name="T15">printf(</text:span><text:span text:style-name="T4">"%o\n"</text:span><text:span text:style-name="T15">,a);</text:span><text:span text:style-name="T4">//задание</text:span><text:span text:style-name="T12"> </text:span><text:span text:style-name="T4">1</text:span></text:p>
      <text:p text:style-name="P9"><text:span text:style-name="T12"><text:s text:c="4"/></text:span><text:span text:style-name="T15">printf(</text:span><text:span text:style-name="T4">"%o\n"</text:span><text:span text:style-name="T15">,</text:span><text:span text:style-name="T12"> </text:span><text:span text:style-name="T15">a);</text:span><text:span text:style-name="T4">//задание</text:span><text:span text:style-name="T12"> </text:span><text:span text:style-name="T4">2</text:span></text:p>
      <text:p text:style-name="P9"><text:span text:style-name="T12"><text:s text:c="4"/></text:span><text:span text:style-name="T15">b</text:span><text:span text:style-name="T12"> </text:span><text:span text:style-name="T15">=</text:span><text:span text:style-name="T12"> </text:span><text:span text:style-name="T15">a;</text:span></text:p>
      <text:p text:style-name="P9"><text:span text:style-name="T12"><text:s text:c="4"/></text:span><text:span text:style-name="T15">a</text:span><text:span text:style-name="T12"> </text:span><text:span text:style-name="T15">=</text:span><text:span text:style-name="T12"> </text:span><text:span text:style-name="T15">(a</text:span><text:span text:style-name="T12"> </text:span><text:span text:style-name="T15">&lt;&lt;</text:span><text:span text:style-name="T12"> </text:span><text:span text:style-name="T10">1</text:span><text:span text:style-name="T15">);</text:span><text:span text:style-name="T4">//задание</text:span><text:span text:style-name="T12"> </text:span><text:span text:style-name="T4">3</text:span></text:p>
      <text:p text:style-name="P9"><text:span text:style-name="T12"><text:s text:c="4"/></text:span><text:span text:style-name="T15">printf(</text:span><text:span text:style-name="T4">"%o\n"</text:span><text:span text:style-name="T15">,</text:span><text:span text:style-name="T12"> </text:span><text:span text:style-name="T15">a);</text:span></text:p>
      <text:p text:style-name="P9"><text:span text:style-name="T12"><text:s text:c="4"/></text:span><text:span text:style-name="T15">printf(</text:span><text:span text:style-name="T4">"%d\n"</text:span><text:span text:style-name="T15">,</text:span><text:span text:style-name="T12"> </text:span><text:span text:style-name="T15">b);</text:span><text:span text:style-name="T4">//задание</text:span><text:span text:style-name="T12"> </text:span><text:span text:style-name="T4">4</text:span></text:p>
      <text:p text:style-name="P9"><text:span text:style-name="T12"><text:s text:c="4"/></text:span><text:span text:style-name="T15">printf(</text:span><text:span text:style-name="T4">"%o\n"</text:span><text:span text:style-name="T15">,</text:span><text:span text:style-name="T12"> </text:span><text:span text:style-name="T15">(~b));</text:span></text:p>
      <text:p text:style-name="P9"><text:span text:style-name="T12"><text:s text:c="4"/></text:span><text:span text:style-name="T15">scanf(</text:span><text:span text:style-name="T4">"%o"</text:span><text:span text:style-name="T15">,</text:span><text:span text:style-name="T12"> </text:span><text:span text:style-name="T15">&amp;a);</text:span><text:span text:style-name="T4">//число</text:span><text:span text:style-name="T12"> </text:span><text:span text:style-name="T4">для</text:span><text:span text:style-name="T12"> </text:span><text:span text:style-name="T4">задания</text:span><text:span text:style-name="T12"> </text:span><text:span text:style-name="T4">5</text:span></text:p>
      <text:p text:style-name="P9"><text:span text:style-name="T12"><text:s text:c="4"/></text:span><text:span text:style-name="T15">printf(</text:span><text:span text:style-name="T4">"%o\n"</text:span><text:span text:style-name="T15">,</text:span><text:span text:style-name="T12"> </text:span><text:span text:style-name="T15">(a&amp;b));</text:span><text:span text:style-name="T4">//задание</text:span><text:span text:style-name="T12"> </text:span><text:span text:style-name="T4">5</text:span></text:p>
      <text:p text:style-name="P9"><text:span text:style-name="T12"><text:s text:c="4"/></text:span><text:span text:style-name="T14">return</text:span><text:span text:style-name="T12"> </text:span><text:span text:style-name="T10">0</text:span><text:span text:style-name="T15">;</text:span></text:p>
      <text:p text:style-name="P8">}</text:p>
      <text:p text:style-name="P7">//<text:span text:style-name="T25">===================== end function 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evP</meta:initial-creator>
    <meta:creation-date>2009-09-02T14:10:00</meta:creation-date>
    <dc:date>2013-10-17T18:40:22.640525569</dc:date>
    <meta:editing-cycles>35</meta:editing-cycles>
    <meta:editing-duration>P2171DT10H13M44S</meta:editing-duration>
    <meta:generator>LibreOffice/4.1.2.3$Linux_X86_64 LibreOffice_project/410$Build-3</meta:generator>
    <meta:document-statistic meta:table-count="0" meta:image-count="0" meta:object-count="0" meta:page-count="2" meta:paragraph-count="45" meta:word-count="268" meta:character-count="1904" meta:non-whitespace-character-count="1632"/>
  </office:meta>
</office:document-meta>
</file>